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Times New Roman'" style:font-family-generic="roman"/>
    <style:font-face style:name="FreeSans2" svg:font-family="FreeSans, 'Times New Roman'" style:font-family-generic="roman"/>
    <style:font-face style:name="FreeSans1" svg:font-family="FreeSans" style:font-family-generic="swiss"/>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justify" style:justify-single-word="false" style:page-number="auto"/>
      <style:text-properties style:font-name-asian="Times New Roman"/>
    </style:style>
    <style:style style:name="P2" style:family="paragraph" style:parent-style-name="Standard">
      <style:paragraph-properties fo:text-align="justify" style:justify-single-word="false"/>
      <style:text-properties style:font-name-asian="Times New Roman"/>
    </style:style>
    <style:style style:name="P3" style:family="paragraph" style:parent-style-name="Standard">
      <style:paragraph-properties fo:text-align="justify" style:justify-single-word="false"/>
    </style:style>
    <style:style style:name="P4" style:family="paragraph" style:parent-style-name="Standard" style:list-style-name="WW8Num1">
      <style:paragraph-properties fo:text-align="justify" style:justify-single-word="false"/>
      <style:text-properties style:font-name-asian="Times New Roman"/>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asian="Times New Roman"/>
    </style:style>
    <style:style style:name="P7" style:family="paragraph" style:parent-style-name="Standard" style:list-style-name="WW8Num1">
      <style:paragraph-properties fo:text-align="justify" style:justify-single-word="false"/>
      <style:text-properties style:font-name-asian="Times New Roman"/>
    </style:style>
    <style:style style:name="P8" style:family="paragraph" style:parent-style-name="Standard">
      <style:paragraph-properties fo:text-align="justify" style:justify-single-word="false"/>
      <style:text-properties officeooo:rsid="001b0356" officeooo:paragraph-rsid="001b0356" style:font-name-asian="Times New Roman"/>
    </style:style>
    <style:style style:name="P9" style:family="paragraph" style:parent-style-name="Standard">
      <style:paragraph-properties fo:text-align="justify" style:justify-single-word="false"/>
      <style:text-properties fo:language="fr" fo:country="FR" style:font-name-asian="Times New Roman"/>
    </style:style>
    <style:style style:name="P10" style:family="paragraph" style:parent-style-name="Standard">
      <style:paragraph-properties fo:text-align="justify" style:justify-single-word="false"/>
      <style:text-properties style:font-name-asian="Cambria" style:font-name-complex="Cambria"/>
    </style:style>
    <style:style style:name="P11" style:family="paragraph" style:parent-style-name="Standard" style:master-page-name="Standard">
      <style:paragraph-properties fo:text-align="justify" style:justify-single-word="false" style:page-number="auto"/>
      <style:text-properties style:font-name-asian="Times New Roman"/>
    </style:style>
    <style:style style:name="T1" style:family="text">
      <style:text-properties style:font-name-asian="Cambria" style:font-name-complex="Cambria"/>
    </style:style>
    <style:style style:name="T2" style:family="text">
      <style:text-properties style:font-name-asian="Times New Roman"/>
    </style:style>
    <style:style style:name="T3" style:family="text">
      <style:text-properties fo:font-weight="bold" style:font-weight-asian="bold"/>
    </style:style>
    <style:style style:name="T4" style:family="text">
      <style:text-properties style:font-name-asian="Times New Roman"/>
    </style:style>
    <style:style style:name="T5" style:family="text">
      <style:text-properties style:font-name-asian="Cambria" style:font-name-complex="Cambria"/>
    </style:style>
    <style:style style:name="T6" style:family="text">
      <style:text-properties fo:language="fr" fo:country="FR" style:font-name-asian="Times New Roman"/>
    </style:style>
    <style:style style:name="T7" style:family="text">
      <style:text-properties fo:language="fr" fo:country="FR" style:font-name-asian="Cambria" style:font-name-complex="Cambria"/>
    </style:style>
    <style:style style:name="T8" style:family="text">
      <style:text-properties officeooo:rsid="001b0356"/>
    </style:style>
  </office:automatic-styles>
  <office:body>
    <office:text text:use-soft-page-breaks="true">
      <office:forms form:automatic-focus="false" form:apply-design-mode="false"/>
      <text:tracked-changes>
        <text:changed-region xml:id="ct35219216" text:id="ct35219216">
          <text:insertion>
            <office:change-info>
              <dc:creator>omarce</dc:creator>
              <dc:date>2016-09-19T15:07:00</dc:date>
            </office:change-info>
          </text:insertion>
        </text:changed-region>
        <text:changed-region xml:id="ct35118688" text:id="ct35118688">
          <text:deletion>
            <office:change-info>
              <dc:creator>omarce</dc:creator>
              <dc:date>2016-09-19T15:07:00</dc:date>
            </office:change-info>
            <text:p text:style-name="P1">R</text:p>
          </text:deletion>
        </text:changed-region>
        <text:changed-region xml:id="ct35218928" text:id="ct35218928">
          <text:insertion>
            <office:change-info>
              <dc:creator>omarce</dc:creator>
              <dc:date>2016-09-19T15:07:00</dc:date>
            </office:change-info>
          </text:insertion>
        </text:changed-region>
        <text:changed-region xml:id="ct35064336" text:id="ct35064336">
          <text:deletion>
            <office:change-info>
              <dc:creator>omarce</dc:creator>
              <dc:date>2016-09-19T14:46:00</dc:date>
            </office:change-info>
            <text:p text:style-name="P1">architectures</text:p>
          </text:deletion>
        </text:changed-region>
        <text:changed-region xml:id="ct35117360" text:id="ct35117360">
          <text:insertion>
            <office:change-info>
              <dc:creator>omarce</dc:creator>
              <dc:date>2016-09-19T14:46:00</dc:date>
            </office:change-info>
          </text:insertion>
        </text:changed-region>
        <text:changed-region xml:id="ct35215328" text:id="ct35215328">
          <text:insertion>
            <office:change-info>
              <dc:creator>omarce</dc:creator>
              <dc:date>2016-09-19T15:26:00</dc:date>
            </office:change-info>
          </text:insertion>
        </text:changed-region>
        <text:changed-region xml:id="ct35202288" text:id="ct35202288">
          <text:insertion>
            <office:change-info>
              <dc:creator>omarce</dc:creator>
              <dc:date>2016-09-19T14:46:00</dc:date>
            </office:change-info>
          </text:insertion>
        </text:changed-region>
        <text:changed-region xml:id="ct35204288" text:id="ct35204288">
          <text:insertion>
            <office:change-info>
              <dc:creator>omarce</dc:creator>
              <dc:date>2016-09-19T14:46:00</dc:date>
            </office:change-info>
          </text:insertion>
        </text:changed-region>
        <text:changed-region xml:id="ct34787088" text:id="ct34787088">
          <text:insertion>
            <office:change-info>
              <dc:creator>omarce</dc:creator>
              <dc:date>2016-09-19T14:46:00</dc:date>
            </office:change-info>
          </text:insertion>
        </text:changed-region>
        <text:changed-region xml:id="ct35173904" text:id="ct35173904">
          <text:insertion>
            <office:change-info>
              <dc:creator>omarce</dc:creator>
              <dc:date>2016-09-19T14:48:00</dc:date>
            </office:change-info>
          </text:insertion>
        </text:changed-region>
        <text:changed-region xml:id="ct35080240" text:id="ct35080240">
          <text:insertion>
            <office:change-info>
              <dc:creator>omarce</dc:creator>
              <dc:date>2016-09-19T14:46:00</dc:date>
            </office:change-info>
          </text:insertion>
        </text:changed-region>
        <text:changed-region xml:id="ct35203632" text:id="ct35203632">
          <text:insertion>
            <office:change-info>
              <dc:creator>omarce</dc:creator>
              <dc:date>2016-09-19T14:47:00</dc:date>
            </office:change-info>
          </text:insertion>
        </text:changed-region>
        <text:changed-region xml:id="ct35012880" text:id="ct35012880">
          <text:insertion>
            <office:change-info>
              <dc:creator>omarce</dc:creator>
              <dc:date>2016-09-19T14:48:00</dc:date>
            </office:change-info>
          </text:insertion>
        </text:changed-region>
        <text:changed-region xml:id="ct35064624" text:id="ct35064624">
          <text:insertion>
            <office:change-info>
              <dc:creator>omarce</dc:creator>
              <dc:date>2016-09-19T14:47:00</dc:date>
            </office:change-info>
          </text:insertion>
        </text:changed-region>
        <text:changed-region xml:id="ct35012592" text:id="ct35012592">
          <text:insertion>
            <office:change-info>
              <dc:creator>omarce</dc:creator>
              <dc:date>2016-09-19T14:48:00</dc:date>
            </office:change-info>
          </text:insertion>
        </text:changed-region>
        <text:changed-region xml:id="ct35170448" text:id="ct35170448">
          <text:insertion>
            <office:change-info>
              <dc:creator>omarce</dc:creator>
              <dc:date>2016-09-19T14:49:00</dc:date>
            </office:change-info>
          </text:insertion>
        </text:changed-region>
        <text:changed-region xml:id="ct35203920" text:id="ct35203920">
          <text:insertion>
            <office:change-info>
              <dc:creator>omarce</dc:creator>
              <dc:date>2016-09-19T14:48:00</dc:date>
            </office:change-info>
          </text:insertion>
        </text:changed-region>
        <text:changed-region xml:id="ct35151312" text:id="ct35151312">
          <text:insertion>
            <office:change-info>
              <dc:creator>omarce</dc:creator>
              <dc:date>2016-09-19T15:40:00</dc:date>
            </office:change-info>
          </text:insertion>
        </text:changed-region>
        <text:changed-region xml:id="ct35174192" text:id="ct35174192">
          <text:insertion>
            <office:change-info>
              <dc:creator>omarce</dc:creator>
              <dc:date>2016-09-19T14:49:00</dc:date>
            </office:change-info>
          </text:insertion>
        </text:changed-region>
        <text:changed-region xml:id="ct35131296" text:id="ct35131296">
          <text:insertion>
            <office:change-info>
              <dc:creator>omarce</dc:creator>
              <dc:date>2016-09-19T14:50:00</dc:date>
            </office:change-info>
          </text:insertion>
        </text:changed-region>
        <text:changed-region xml:id="ct35131584" text:id="ct35131584">
          <text:insertion>
            <office:change-info>
              <dc:creator>omarce</dc:creator>
              <dc:date>2016-09-19T14:51:00</dc:date>
            </office:change-info>
          </text:insertion>
        </text:changed-region>
        <text:changed-region xml:id="ct35170736" text:id="ct35170736">
          <text:insertion>
            <office:change-info>
              <dc:creator>omarce</dc:creator>
              <dc:date>2016-09-19T14:50:00</dc:date>
            </office:change-info>
          </text:insertion>
        </text:changed-region>
        <text:changed-region xml:id="ct35156208" text:id="ct35156208">
          <text:insertion>
            <office:change-info>
              <dc:creator>omarce</dc:creator>
              <dc:date>2016-09-19T14:51:00</dc:date>
            </office:change-info>
          </text:insertion>
        </text:changed-region>
        <text:changed-region xml:id="ct35168016" text:id="ct35168016">
          <text:deletion>
            <office:change-info>
              <dc:creator>omarce</dc:creator>
              <dc:date>2016-09-19T14:51:00</dc:date>
            </office:change-info>
            <text:p text:style-name="P2">. </text:p>
          </text:deletion>
        </text:changed-region>
        <text:changed-region xml:id="ct35144960" text:id="ct35144960">
          <text:insertion>
            <office:change-info>
              <dc:creator>omarce</dc:creator>
              <dc:date>2016-09-19T14:51:00</dc:date>
            </office:change-info>
          </text:insertion>
        </text:changed-region>
        <text:changed-region xml:id="ct35168304" text:id="ct35168304">
          <text:insertion>
            <office:change-info>
              <dc:creator>omarce</dc:creator>
              <dc:date>2016-09-19T14:53:00</dc:date>
            </office:change-info>
          </text:insertion>
        </text:changed-region>
        <text:changed-region xml:id="ct35155920" text:id="ct35155920">
          <text:insertion>
            <office:change-info>
              <dc:creator>omarce</dc:creator>
              <dc:date>2016-09-19T14:51:00</dc:date>
            </office:change-info>
          </text:insertion>
        </text:changed-region>
        <text:changed-region xml:id="ct35232768" text:id="ct35232768">
          <text:insertion>
            <office:change-info>
              <dc:creator>omarce</dc:creator>
              <dc:date>2016-09-19T16:11:00</dc:date>
            </office:change-info>
          </text:insertion>
        </text:changed-region>
        <text:changed-region xml:id="ct35201312" text:id="ct35201312">
          <text:insertion>
            <office:change-info>
              <dc:creator>omarce</dc:creator>
              <dc:date>2016-09-19T14:53:00</dc:date>
            </office:change-info>
          </text:insertion>
        </text:changed-region>
        <text:changed-region xml:id="ct35201600" text:id="ct35201600">
          <text:insertion>
            <office:change-info>
              <dc:creator>omarce</dc:creator>
              <dc:date>2016-09-19T14:53:00</dc:date>
            </office:change-info>
          </text:insertion>
        </text:changed-region>
        <text:changed-region xml:id="ct35151600" text:id="ct35151600">
          <text:insertion>
            <office:change-info>
              <dc:creator>omarce</dc:creator>
              <dc:date>2016-09-19T15:40:00</dc:date>
            </office:change-info>
          </text:insertion>
        </text:changed-region>
        <text:changed-region xml:id="ct35127760" text:id="ct35127760">
          <text:deletion>
            <office:change-info>
              <dc:creator>omarce</dc:creator>
              <dc:date>2016-09-19T15:40:00</dc:date>
            </office:change-info>
            <text:p text:style-name="P2">.</text:p>
          </text:deletion>
        </text:changed-region>
        <text:changed-region xml:id="ct35107776" text:id="ct35107776">
          <text:deletion>
            <office:change-info>
              <dc:creator>omarce</dc:creator>
              <dc:date>2016-09-19T14:54:00</dc:date>
            </office:change-info>
            <text:p text:style-name="P2">at each antenna</text:p>
          </text:deletion>
        </text:changed-region>
        <text:changed-region xml:id="ct35107488" text:id="ct35107488">
          <text:insertion>
            <office:change-info>
              <dc:creator>omarce</dc:creator>
              <dc:date>2016-09-19T14:54:00</dc:date>
            </office:change-info>
          </text:insertion>
        </text:changed-region>
        <text:changed-region xml:id="ct35094208" text:id="ct35094208">
          <text:insertion>
            <office:change-info>
              <dc:creator>omarce</dc:creator>
              <dc:date>2016-09-19T14:55:00</dc:date>
            </office:change-info>
          </text:insertion>
        </text:changed-region>
        <text:changed-region xml:id="ct35094784" text:id="ct35094784">
          <text:insertion>
            <office:change-info>
              <dc:creator>omarce</dc:creator>
              <dc:date>2016-09-19T14:56:00</dc:date>
            </office:change-info>
          </text:insertion>
        </text:changed-region>
        <text:changed-region xml:id="ct35093920" text:id="ct35093920">
          <text:insertion>
            <office:change-info>
              <dc:creator>omarce</dc:creator>
              <dc:date>2016-09-19T14:55:00</dc:date>
            </office:change-info>
          </text:insertion>
        </text:changed-region>
        <text:changed-region xml:id="ct35095072" text:id="ct35095072">
          <text:insertion>
            <office:change-info>
              <dc:creator>omarce</dc:creator>
              <dc:date>2016-09-19T14:56:00</dc:date>
            </office:change-info>
          </text:insertion>
        </text:changed-region>
        <text:changed-region xml:id="ct35127472" text:id="ct35127472">
          <text:insertion>
            <office:change-info>
              <dc:creator>omarce</dc:creator>
              <dc:date>2016-09-19T15:40:00</dc:date>
            </office:change-info>
          </text:insertion>
        </text:changed-region>
        <text:changed-region xml:id="ct35151024" text:id="ct35151024">
          <text:insertion>
            <office:change-info>
              <dc:creator>omarce</dc:creator>
              <dc:date>2016-09-19T14:56:00</dc:date>
            </office:change-info>
          </text:insertion>
        </text:changed-region>
        <text:changed-region xml:id="ct35163232" text:id="ct35163232">
          <text:deletion>
            <office:change-info>
              <dc:creator>omarce</dc:creator>
              <dc:date>2016-09-19T14:56:00</dc:date>
            </office:change-info>
            <text:p text:style-name="P2">(</text:p>
          </text:deletion>
        </text:changed-region>
        <text:changed-region xml:id="ct35150208" text:id="ct35150208">
          <text:insertion>
            <office:change-info>
              <dc:creator>omarce</dc:creator>
              <dc:date>2016-09-19T14:56:00</dc:date>
            </office:change-info>
          </text:insertion>
        </text:changed-region>
        <text:changed-region xml:id="ct35163520" text:id="ct35163520">
          <text:deletion>
            <office:change-info>
              <dc:creator>omarce</dc:creator>
              <dc:date>2016-09-19T14:56:00</dc:date>
            </office:change-info>
            <text:p text:style-name="P2">:</text:p>
          </text:deletion>
        </text:changed-region>
        <text:changed-region xml:id="ct35094496" text:id="ct35094496">
          <text:insertion>
            <office:change-info>
              <dc:creator>omarce</dc:creator>
              <dc:date>2016-09-19T14:56:00</dc:date>
            </office:change-info>
          </text:insertion>
        </text:changed-region>
        <text:changed-region xml:id="ct35163808" text:id="ct35163808">
          <text:deletion>
            <office:change-info>
              <dc:creator>omarce</dc:creator>
              <dc:date>2016-09-19T14:56:00</dc:date>
            </office:change-info>
            <text:p text:style-name="P2"><text:s/></text:p>
          </text:deletion>
        </text:changed-region>
        <text:changed-region xml:id="ct35149920" text:id="ct35149920">
          <text:insertion>
            <office:change-info>
              <dc:creator>omarce</dc:creator>
              <dc:date>2016-09-19T14:56:00</dc:date>
            </office:change-info>
          </text:insertion>
        </text:changed-region>
        <text:changed-region xml:id="ct35164096" text:id="ct35164096">
          <text:insertion>
            <office:change-info>
              <dc:creator>omarce</dc:creator>
              <dc:date>2016-09-19T14:57:00</dc:date>
            </office:change-info>
          </text:insertion>
        </text:changed-region>
        <text:changed-region xml:id="ct35144688" text:id="ct35144688">
          <text:insertion>
            <office:change-info>
              <dc:creator>omarce</dc:creator>
              <dc:date>2016-09-19T14:56:00</dc:date>
            </office:change-info>
          </text:insertion>
        </text:changed-region>
        <text:changed-region xml:id="ct35164384" text:id="ct35164384">
          <text:insertion>
            <office:change-info>
              <dc:creator>omarce</dc:creator>
              <dc:date>2016-09-19T14:57:00</dc:date>
            </office:change-info>
          </text:insertion>
        </text:changed-region>
        <text:changed-region xml:id="ct35172736" text:id="ct35172736">
          <text:deletion>
            <office:change-info>
              <dc:creator>omarce</dc:creator>
              <dc:date>2016-09-19T14:57:00</dc:date>
            </office:change-info>
            <text:p text:style-name="P2"><text:s/>and </text:p>
          </text:deletion>
        </text:changed-region>
        <text:changed-region xml:id="ct35233344" text:id="ct35233344">
          <text:deletion>
            <office:change-info>
              <dc:creator>omarce</dc:creator>
              <dc:date>2016-09-19T16:11:00</dc:date>
            </office:change-info>
            <text:p text:style-name="P2">central </text:p>
          </text:deletion>
        </text:changed-region>
        <text:changed-region xml:id="ct35172160" text:id="ct35172160">
          <text:insertion>
            <office:change-info>
              <dc:creator>omarce</dc:creator>
              <dc:date>2016-09-19T14:57:00</dc:date>
            </office:change-info>
          </text:insertion>
        </text:changed-region>
        <text:changed-region xml:id="ct35172448" text:id="ct35172448">
          <text:insertion>
            <office:change-info>
              <dc:creator>omarce</dc:creator>
              <dc:date>2016-09-19T14:57:00</dc:date>
            </office:change-info>
          </text:insertion>
        </text:changed-region>
        <text:changed-region xml:id="ct35059184" text:id="ct35059184">
          <text:insertion>
            <office:change-info>
              <dc:creator>omarce</dc:creator>
              <dc:date>2016-09-19T15:04:00</dc:date>
            </office:change-info>
          </text:insertion>
        </text:changed-region>
        <text:changed-region xml:id="ct35171872" text:id="ct35171872">
          <text:insertion>
            <office:change-info>
              <dc:creator>omarce</dc:creator>
              <dc:date>2016-09-19T14:57:00</dc:date>
            </office:change-info>
          </text:insertion>
        </text:changed-region>
        <text:changed-region xml:id="ct35173024" text:id="ct35173024">
          <text:insertion>
            <office:change-info>
              <dc:creator>omarce</dc:creator>
              <dc:date>2016-09-19T15:01:00</dc:date>
            </office:change-info>
          </text:insertion>
        </text:changed-region>
        <text:changed-region xml:id="ct35136352" text:id="ct35136352">
          <text:insertion>
            <office:change-info>
              <dc:creator>omarce</dc:creator>
              <dc:date>2016-09-19T15:02:00</dc:date>
            </office:change-info>
          </text:insertion>
        </text:changed-region>
        <text:changed-region xml:id="ct35136064" text:id="ct35136064">
          <text:insertion>
            <office:change-info>
              <dc:creator>omarce</dc:creator>
              <dc:date>2016-09-19T15:01:00</dc:date>
            </office:change-info>
          </text:insertion>
        </text:changed-region>
        <text:changed-region xml:id="ct35136640" text:id="ct35136640">
          <text:insertion>
            <office:change-info>
              <dc:creator>omarce</dc:creator>
              <dc:date>2016-09-19T15:02:00</dc:date>
            </office:change-info>
          </text:insertion>
        </text:changed-region>
        <text:changed-region xml:id="ct35130256" text:id="ct35130256">
          <text:insertion>
            <office:change-info>
              <dc:creator>omarce</dc:creator>
              <dc:date>2016-09-19T15:40:00</dc:date>
            </office:change-info>
          </text:insertion>
        </text:changed-region>
        <text:changed-region xml:id="ct35136928" text:id="ct35136928">
          <text:insertion>
            <office:change-info>
              <dc:creator>omarce</dc:creator>
              <dc:date>2016-09-19T15:02:00</dc:date>
            </office:change-info>
          </text:insertion>
        </text:changed-region>
        <text:changed-region xml:id="ct35137216" text:id="ct35137216">
          <text:insertion>
            <office:change-info>
              <dc:creator>omarce</dc:creator>
              <dc:date>2016-09-19T15:03:00</dc:date>
            </office:change-info>
          </text:insertion>
        </text:changed-region>
        <text:changed-region xml:id="ct35059472" text:id="ct35059472">
          <text:insertion>
            <office:change-info>
              <dc:creator>omarce</dc:creator>
              <dc:date>2016-09-19T15:04:00</dc:date>
            </office:change-info>
          </text:insertion>
        </text:changed-region>
        <text:changed-region xml:id="ct35233056" text:id="ct35233056">
          <text:insertion>
            <office:change-info>
              <dc:creator>omarce</dc:creator>
              <dc:date>2016-09-19T16:11:00</dc:date>
            </office:change-info>
          </text:insertion>
        </text:changed-region>
        <text:changed-region xml:id="ct35234496" text:id="ct35234496">
          <text:insertion>
            <office:change-info>
              <dc:creator>omarce</dc:creator>
              <dc:date>2016-09-19T16:12:00</dc:date>
            </office:change-info>
          </text:insertion>
        </text:changed-region>
        <text:changed-region xml:id="ct35059760" text:id="ct35059760">
          <text:insertion>
            <office:change-info>
              <dc:creator>omarce</dc:creator>
              <dc:date>2016-09-19T15:05:00</dc:date>
            </office:change-info>
          </text:insertion>
        </text:changed-region>
        <text:changed-region xml:id="ct35217776" text:id="ct35217776">
          <text:deletion>
            <office:change-info>
              <dc:creator>omarce</dc:creator>
              <dc:date>2016-09-19T15:05:00</dc:date>
            </office:change-info>
            <text:p text:style-name="P3"><text:span text:style-name="T1"><text:s/></text:span></text:p>
          </text:deletion>
        </text:changed-region>
        <text:changed-region xml:id="ct35061488" text:id="ct35061488">
          <text:deletion>
            <office:change-info>
              <dc:creator>omarce</dc:creator>
              <dc:date>2016-09-19T15:05:00</dc:date>
            </office:change-info>
            <text:p text:style-name="P3"><text:span text:style-name="T2">,</text:span></text:p>
          </text:deletion>
        </text:changed-region>
        <text:changed-region xml:id="ct35061200" text:id="ct35061200">
          <text:deletion>
            <office:change-info>
              <dc:creator>omarce</dc:creator>
              <dc:date>2016-09-19T15:05:00</dc:date>
            </office:change-info>
            <text:p text:style-name="P3"><text:span text:style-name="T2">confronts </text:span></text:p>
          </text:deletion>
        </text:changed-region>
        <text:changed-region xml:id="ct35060048" text:id="ct35060048">
          <text:insertion>
            <office:change-info>
              <dc:creator>omarce</dc:creator>
              <dc:date>2016-09-19T15:05:00</dc:date>
            </office:change-info>
          </text:insertion>
        </text:changed-region>
        <text:changed-region xml:id="ct35060336" text:id="ct35060336">
          <text:insertion>
            <office:change-info>
              <dc:creator>omarce</dc:creator>
              <dc:date>2016-09-19T15:05:00</dc:date>
            </office:change-info>
          </text:insertion>
        </text:changed-region>
        <text:changed-region xml:id="ct35218352" text:id="ct35218352">
          <text:insertion>
            <office:change-info>
              <dc:creator>omarce</dc:creator>
              <dc:date>2016-09-19T15:06:00</dc:date>
            </office:change-info>
          </text:insertion>
        </text:changed-region>
        <text:changed-region xml:id="ct35060624" text:id="ct35060624">
          <text:insertion>
            <office:change-info>
              <dc:creator>omarce</dc:creator>
              <dc:date>2016-09-19T15:05:00</dc:date>
            </office:change-info>
          </text:insertion>
        </text:changed-region>
        <text:changed-region xml:id="ct35218640" text:id="ct35218640">
          <text:insertion>
            <office:change-info>
              <dc:creator>omarce</dc:creator>
              <dc:date>2016-09-19T15:06:00</dc:date>
            </office:change-info>
          </text:insertion>
        </text:changed-region>
        <text:changed-region xml:id="ct35060912" text:id="ct35060912">
          <text:insertion>
            <office:change-info>
              <dc:creator>omarce</dc:creator>
              <dc:date>2016-09-19T15:05:00</dc:date>
            </office:change-info>
          </text:insertion>
        </text:changed-region>
        <text:changed-region xml:id="ct35115200" text:id="ct35115200">
          <text:insertion>
            <office:change-info>
              <dc:creator>omarce</dc:creator>
              <dc:date>2016-09-19T15:08:00</dc:date>
            </office:change-info>
          </text:insertion>
        </text:changed-region>
        <text:changed-region xml:id="ct35105152" text:id="ct35105152">
          <text:insertion>
            <office:change-info>
              <dc:creator>omarce</dc:creator>
              <dc:date>2016-09-19T15:15:00</dc:date>
            </office:change-info>
          </text:insertion>
        </text:changed-region>
        <text:changed-region xml:id="ct35066656" text:id="ct35066656">
          <text:insertion>
            <office:change-info>
              <dc:creator>omarce</dc:creator>
              <dc:date>2016-09-19T15:09:00</dc:date>
            </office:change-info>
          </text:insertion>
        </text:changed-region>
        <text:changed-region xml:id="ct35120016" text:id="ct35120016">
          <text:insertion>
            <office:change-info>
              <dc:creator>omarce</dc:creator>
              <dc:date>2016-09-19T15:10:00</dc:date>
            </office:change-info>
          </text:insertion>
        </text:changed-region>
        <text:changed-region xml:id="ct35109328" text:id="ct35109328">
          <text:insertion>
            <office:change-info>
              <dc:creator>omarce</dc:creator>
              <dc:date>2016-09-19T15:41:00</dc:date>
            </office:change-info>
          </text:insertion>
        </text:changed-region>
        <text:changed-region xml:id="ct35116064" text:id="ct35116064">
          <text:insertion>
            <office:change-info>
              <dc:creator>omarce</dc:creator>
              <dc:date>2016-09-19T15:10:00</dc:date>
            </office:change-info>
          </text:insertion>
        </text:changed-region>
        <text:changed-region xml:id="ct35103920" text:id="ct35103920">
          <text:insertion>
            <office:change-info>
              <dc:creator>omarce</dc:creator>
              <dc:date>2016-09-19T15:11:00</dc:date>
            </office:change-info>
          </text:insertion>
        </text:changed-region>
        <text:changed-region xml:id="ct35100272" text:id="ct35100272">
          <text:insertion>
            <office:change-info>
              <dc:creator>omarce</dc:creator>
              <dc:date>2016-09-19T15:12:00</dc:date>
            </office:change-info>
          </text:insertion>
        </text:changed-region>
        <text:changed-region xml:id="ct35115488" text:id="ct35115488">
          <text:insertion>
            <office:change-info>
              <dc:creator>omarce</dc:creator>
              <dc:date>2016-09-19T15:13:00</dc:date>
            </office:change-info>
          </text:insertion>
        </text:changed-region>
        <text:changed-region xml:id="ct35102480" text:id="ct35102480">
          <text:insertion>
            <office:change-info>
              <dc:creator>omarce</dc:creator>
              <dc:date>2016-09-19T15:12:00</dc:date>
            </office:change-info>
          </text:insertion>
        </text:changed-region>
        <text:changed-region xml:id="ct35096432" text:id="ct35096432">
          <text:insertion>
            <office:change-info>
              <dc:creator>omarce</dc:creator>
              <dc:date>2016-09-19T15:13:00</dc:date>
            </office:change-info>
          </text:insertion>
        </text:changed-region>
        <text:changed-region xml:id="ct35106000" text:id="ct35106000">
          <text:insertion>
            <office:change-info>
              <dc:creator>omarce</dc:creator>
              <dc:date>2016-09-19T15:13:00</dc:date>
            </office:change-info>
          </text:insertion>
        </text:changed-region>
        <text:changed-region xml:id="ct35102080" text:id="ct35102080">
          <text:insertion>
            <office:change-info>
              <dc:creator>omarce</dc:creator>
              <dc:date>2016-09-19T15:16:00</dc:date>
            </office:change-info>
          </text:insertion>
        </text:changed-region>
        <text:changed-region xml:id="ct35110080" text:id="ct35110080">
          <text:insertion>
            <office:change-info>
              <dc:creator>omarce</dc:creator>
              <dc:date>2016-09-19T15:13:00</dc:date>
            </office:change-info>
          </text:insertion>
        </text:changed-region>
        <text:changed-region xml:id="ct35234208" text:id="ct35234208">
          <text:insertion>
            <office:change-info>
              <dc:creator>omarce</dc:creator>
              <dc:date>2016-09-19T16:12:00</dc:date>
            </office:change-info>
          </text:insertion>
        </text:changed-region>
        <text:changed-region xml:id="ct35064864" text:id="ct35064864">
          <text:insertion>
            <office:change-info>
              <dc:creator>omarce</dc:creator>
              <dc:date>2016-09-19T15:13:00</dc:date>
            </office:change-info>
          </text:insertion>
        </text:changed-region>
        <text:changed-region xml:id="ct35150784" text:id="ct35150784">
          <text:insertion>
            <office:change-info>
              <dc:creator>omarce</dc:creator>
              <dc:date>2016-09-19T15:14:00</dc:date>
            </office:change-info>
          </text:insertion>
        </text:changed-region>
        <text:changed-region xml:id="ct35106768" text:id="ct35106768">
          <text:insertion>
            <office:change-info>
              <dc:creator>omarce</dc:creator>
              <dc:date>2016-09-19T15:13:00</dc:date>
            </office:change-info>
          </text:insertion>
        </text:changed-region>
        <text:changed-region xml:id="ct35111600" text:id="ct35111600">
          <text:insertion>
            <office:change-info>
              <dc:creator>omarce</dc:creator>
              <dc:date>2016-09-19T15:14:00</dc:date>
            </office:change-info>
          </text:insertion>
        </text:changed-region>
        <text:changed-region xml:id="ct35099648" text:id="ct35099648">
          <text:insertion>
            <office:change-info>
              <dc:creator>omarce</dc:creator>
              <dc:date>2016-09-19T15:13:00</dc:date>
            </office:change-info>
          </text:insertion>
        </text:changed-region>
        <text:changed-region xml:id="ct35128048" text:id="ct35128048">
          <text:insertion>
            <office:change-info>
              <dc:creator>omarce</dc:creator>
              <dc:date>2016-09-19T15:41:00</dc:date>
            </office:change-info>
          </text:insertion>
        </text:changed-region>
        <text:changed-region xml:id="ct35105440" text:id="ct35105440">
          <text:insertion>
            <office:change-info>
              <dc:creator>omarce</dc:creator>
              <dc:date>2016-09-19T15:16:00</dc:date>
            </office:change-info>
          </text:insertion>
        </text:changed-region>
        <text:changed-region xml:id="ct35111888" text:id="ct35111888">
          <text:insertion>
            <office:change-info>
              <dc:creator>omarce</dc:creator>
              <dc:date>2016-09-19T15:14:00</dc:date>
            </office:change-info>
          </text:insertion>
        </text:changed-region>
        <text:changed-region xml:id="ct35101792" text:id="ct35101792">
          <text:insertion>
            <office:change-info>
              <dc:creator>omarce</dc:creator>
              <dc:date>2016-09-19T15:16:00</dc:date>
            </office:change-info>
          </text:insertion>
        </text:changed-region>
        <text:changed-region xml:id="ct35110736" text:id="ct35110736">
          <text:insertion>
            <office:change-info>
              <dc:creator>omarce</dc:creator>
              <dc:date>2016-09-19T15:18:00</dc:date>
            </office:change-info>
          </text:insertion>
        </text:changed-region>
        <text:changed-region xml:id="ct35233920" text:id="ct35233920">
          <text:insertion>
            <office:change-info>
              <dc:creator>omarce</dc:creator>
              <dc:date>2016-09-19T16:12:00</dc:date>
            </office:change-info>
          </text:insertion>
        </text:changed-region>
        <text:changed-region xml:id="ct35111312" text:id="ct35111312">
          <text:insertion>
            <office:change-info>
              <dc:creator>omarce</dc:creator>
              <dc:date>2016-09-19T15:18:00</dc:date>
            </office:change-info>
          </text:insertion>
        </text:changed-region>
        <text:changed-region xml:id="ct35233632" text:id="ct35233632">
          <text:insertion>
            <office:change-info>
              <dc:creator>omarce</dc:creator>
              <dc:date>2016-09-19T16:12:00</dc:date>
            </office:change-info>
          </text:insertion>
        </text:changed-region>
        <text:changed-region xml:id="ct35219504" text:id="ct35219504">
          <text:insertion>
            <office:change-info>
              <dc:creator>omarce</dc:creator>
              <dc:date>2016-09-19T15:18:00</dc:date>
            </office:change-info>
          </text:insertion>
        </text:changed-region>
        <text:changed-region xml:id="ct35220656" text:id="ct35220656">
          <text:insertion>
            <office:change-info>
              <dc:creator>omarce</dc:creator>
              <dc:date>2016-09-19T15:19:00</dc:date>
            </office:change-info>
          </text:insertion>
        </text:changed-region>
        <text:changed-region xml:id="ct35111024" text:id="ct35111024">
          <text:insertion>
            <office:change-info>
              <dc:creator>omarce</dc:creator>
              <dc:date>2016-09-19T15:18:00</dc:date>
            </office:change-info>
          </text:insertion>
        </text:changed-region>
        <text:changed-region xml:id="ct35220080" text:id="ct35220080">
          <text:insertion>
            <office:change-info>
              <dc:creator>omarce</dc:creator>
              <dc:date>2016-09-19T15:19:00</dc:date>
            </office:change-info>
          </text:insertion>
        </text:changed-region>
        <text:changed-region xml:id="ct35109040" text:id="ct35109040">
          <text:insertion>
            <office:change-info>
              <dc:creator>omarce</dc:creator>
              <dc:date>2016-09-19T15:41:00</dc:date>
            </office:change-info>
          </text:insertion>
        </text:changed-region>
        <text:changed-region xml:id="ct35220368" text:id="ct35220368">
          <text:insertion>
            <office:change-info>
              <dc:creator>omarce</dc:creator>
              <dc:date>2016-09-19T15:19:00</dc:date>
            </office:change-info>
          </text:insertion>
        </text:changed-region>
        <text:changed-region xml:id="ct35208992" text:id="ct35208992">
          <text:insertion>
            <office:change-info>
              <dc:creator>omarce</dc:creator>
              <dc:date>2016-09-19T15:20:00</dc:date>
            </office:change-info>
          </text:insertion>
        </text:changed-region>
        <text:changed-region xml:id="ct35210144" text:id="ct35210144">
          <text:insertion>
            <office:change-info>
              <dc:creator>omarce</dc:creator>
              <dc:date>2016-09-19T15:21:00</dc:date>
            </office:change-info>
          </text:insertion>
        </text:changed-region>
        <text:changed-region xml:id="ct35209568" text:id="ct35209568">
          <text:insertion>
            <office:change-info>
              <dc:creator>omarce</dc:creator>
              <dc:date>2016-09-19T15:20:00</dc:date>
            </office:change-info>
          </text:insertion>
        </text:changed-region>
        <text:changed-region xml:id="ct35210720" text:id="ct35210720">
          <text:insertion>
            <office:change-info>
              <dc:creator>omarce</dc:creator>
              <dc:date>2016-09-19T15:21:00</dc:date>
            </office:change-info>
          </text:insertion>
        </text:changed-region>
        <text:changed-region xml:id="ct35209280" text:id="ct35209280">
          <text:insertion>
            <office:change-info>
              <dc:creator>omarce</dc:creator>
              <dc:date>2016-09-19T15:20:00</dc:date>
            </office:change-info>
          </text:insertion>
        </text:changed-region>
        <text:changed-region xml:id="ct35211008" text:id="ct35211008">
          <text:insertion>
            <office:change-info>
              <dc:creator>omarce</dc:creator>
              <dc:date>2016-09-19T15:21:00</dc:date>
            </office:change-info>
          </text:insertion>
        </text:changed-region>
        <text:changed-region xml:id="ct35212448" text:id="ct35212448">
          <text:insertion>
            <office:change-info>
              <dc:creator>omarce</dc:creator>
              <dc:date>2016-09-19T15:22:00</dc:date>
            </office:change-info>
          </text:insertion>
        </text:changed-region>
        <text:changed-region xml:id="ct35210432" text:id="ct35210432">
          <text:insertion>
            <office:change-info>
              <dc:creator>omarce</dc:creator>
              <dc:date>2016-09-19T15:21:00</dc:date>
            </office:change-info>
          </text:insertion>
        </text:changed-region>
        <text:changed-region xml:id="ct35212160" text:id="ct35212160">
          <text:insertion>
            <office:change-info>
              <dc:creator>omarce</dc:creator>
              <dc:date>2016-09-19T15:22:00</dc:date>
            </office:change-info>
          </text:insertion>
        </text:changed-region>
        <text:changed-region xml:id="ct35209856" text:id="ct35209856">
          <text:insertion>
            <office:change-info>
              <dc:creator>omarce</dc:creator>
              <dc:date>2016-09-19T15:21:00</dc:date>
            </office:change-info>
          </text:insertion>
        </text:changed-region>
        <text:changed-region xml:id="ct35211872" text:id="ct35211872">
          <text:insertion>
            <office:change-info>
              <dc:creator>omarce</dc:creator>
              <dc:date>2016-09-19T15:22:00</dc:date>
            </office:change-info>
          </text:insertion>
        </text:changed-region>
        <text:changed-region xml:id="ct35234784" text:id="ct35234784">
          <text:insertion>
            <office:change-info>
              <dc:creator>omarce</dc:creator>
              <dc:date>2016-09-19T16:12:00</dc:date>
            </office:change-info>
          </text:insertion>
        </text:changed-region>
        <text:changed-region xml:id="ct35211296" text:id="ct35211296">
          <text:insertion>
            <office:change-info>
              <dc:creator>omarce</dc:creator>
              <dc:date>2016-09-19T15:22:00</dc:date>
            </office:change-info>
          </text:insertion>
        </text:changed-region>
        <text:changed-region xml:id="ct35235072" text:id="ct35235072">
          <text:insertion>
            <office:change-info>
              <dc:creator>omarce</dc:creator>
              <dc:date>2016-09-19T16:12:00</dc:date>
            </office:change-info>
          </text:insertion>
        </text:changed-region>
        <text:changed-region xml:id="ct35211584" text:id="ct35211584">
          <text:insertion>
            <office:change-info>
              <dc:creator>omarce</dc:creator>
              <dc:date>2016-09-19T15:22:00</dc:date>
            </office:change-info>
          </text:insertion>
        </text:changed-region>
        <text:changed-region xml:id="ct35212736" text:id="ct35212736">
          <text:insertion>
            <office:change-info>
              <dc:creator>omarce</dc:creator>
              <dc:date>2016-09-19T15:23:00</dc:date>
            </office:change-info>
          </text:insertion>
        </text:changed-region>
        <text:changed-region xml:id="ct35235360" text:id="ct35235360">
          <text:insertion>
            <office:change-info>
              <dc:creator>omarce</dc:creator>
              <dc:date>2016-09-19T16:13:00</dc:date>
            </office:change-info>
          </text:insertion>
        </text:changed-region>
        <text:changed-region xml:id="ct35213024" text:id="ct35213024">
          <text:insertion>
            <office:change-info>
              <dc:creator>omarce</dc:creator>
              <dc:date>2016-09-19T15:23:00</dc:date>
            </office:change-info>
          </text:insertion>
        </text:changed-region>
        <text:changed-region xml:id="ct35213312" text:id="ct35213312">
          <text:insertion>
            <office:change-info>
              <dc:creator>omarce</dc:creator>
              <dc:date>2016-09-19T15:24:00</dc:date>
            </office:change-info>
          </text:insertion>
        </text:changed-region>
        <text:changed-region xml:id="ct35149344" text:id="ct35149344">
          <text:insertion>
            <office:change-info>
              <dc:creator>omarce</dc:creator>
              <dc:date>2016-09-19T15:34:00</dc:date>
            </office:change-info>
          </text:insertion>
        </text:changed-region>
        <text:changed-region xml:id="ct35235648" text:id="ct35235648">
          <text:insertion>
            <office:change-info>
              <dc:creator>omarce</dc:creator>
              <dc:date>2016-09-19T16:13:00</dc:date>
            </office:change-info>
          </text:insertion>
        </text:changed-region>
        <text:changed-region xml:id="ct35158416" text:id="ct35158416">
          <text:insertion>
            <office:change-info>
              <dc:creator>omarce</dc:creator>
              <dc:date>2016-09-19T15:34:00</dc:date>
            </office:change-info>
          </text:insertion>
        </text:changed-region>
        <text:changed-region xml:id="ct35147376" text:id="ct35147376">
          <text:insertion>
            <office:change-info>
              <dc:creator>omarce</dc:creator>
              <dc:date>2016-09-19T15:35:00</dc:date>
            </office:change-info>
          </text:insertion>
        </text:changed-region>
        <text:changed-region xml:id="ct35148672" text:id="ct35148672">
          <text:insertion>
            <office:change-info>
              <dc:creator>omarce</dc:creator>
              <dc:date>2016-09-19T15:34:00</dc:date>
            </office:change-info>
          </text:insertion>
        </text:changed-region>
        <text:changed-region xml:id="ct35122256" text:id="ct35122256">
          <text:insertion>
            <office:change-info>
              <dc:creator>omarce</dc:creator>
              <dc:date>2016-09-19T15:35:00</dc:date>
            </office:change-info>
          </text:insertion>
        </text:changed-region>
        <text:changed-region xml:id="ct35235936" text:id="ct35235936">
          <text:insertion>
            <office:change-info>
              <dc:creator>omarce</dc:creator>
              <dc:date>2016-09-19T16:13:00</dc:date>
            </office:change-info>
          </text:insertion>
        </text:changed-region>
        <text:changed-region xml:id="ct35137792" text:id="ct35137792">
          <text:insertion>
            <office:change-info>
              <dc:creator>omarce</dc:creator>
              <dc:date>2016-09-19T15:42:00</dc:date>
            </office:change-info>
          </text:insertion>
        </text:changed-region>
        <text:changed-region xml:id="ct35133056" text:id="ct35133056">
          <text:insertion>
            <office:change-info>
              <dc:creator>omarce</dc:creator>
              <dc:date>2016-09-19T15:35:00</dc:date>
            </office:change-info>
          </text:insertion>
        </text:changed-region>
        <text:changed-region xml:id="ct35236224" text:id="ct35236224">
          <text:insertion>
            <office:change-info>
              <dc:creator>omarce</dc:creator>
              <dc:date>2016-09-19T16:13:00</dc:date>
            </office:change-info>
          </text:insertion>
        </text:changed-region>
        <text:changed-region xml:id="ct35113376" text:id="ct35113376">
          <text:insertion>
            <office:change-info>
              <dc:creator>omarce</dc:creator>
              <dc:date>2016-09-19T15:35:00</dc:date>
            </office:change-info>
          </text:insertion>
        </text:changed-region>
        <text:changed-region xml:id="ct35152240" text:id="ct35152240">
          <text:insertion>
            <office:change-info>
              <dc:creator>omarce</dc:creator>
              <dc:date>2016-09-19T15:36:00</dc:date>
            </office:change-info>
          </text:insertion>
        </text:changed-region>
        <text:changed-region xml:id="ct35131888" text:id="ct35131888">
          <text:insertion>
            <office:change-info>
              <dc:creator>omarce</dc:creator>
              <dc:date>2016-09-19T15:35:00</dc:date>
            </office:change-info>
          </text:insertion>
        </text:changed-region>
        <text:changed-region xml:id="ct35119664" text:id="ct35119664">
          <text:insertion>
            <office:change-info>
              <dc:creator>omarce</dc:creator>
              <dc:date>2016-09-19T15:36:00</dc:date>
            </office:change-info>
          </text:insertion>
        </text:changed-region>
        <text:changed-region xml:id="ct35146912" text:id="ct35146912">
          <text:insertion>
            <office:change-info>
              <dc:creator>omarce</dc:creator>
              <dc:date>2016-09-19T15:35:00</dc:date>
            </office:change-info>
          </text:insertion>
        </text:changed-region>
        <text:changed-region xml:id="ct35119376" text:id="ct35119376">
          <text:insertion>
            <office:change-info>
              <dc:creator>omarce</dc:creator>
              <dc:date>2016-09-19T15:36:00</dc:date>
            </office:change-info>
          </text:insertion>
        </text:changed-region>
        <text:changed-region xml:id="ct35236512" text:id="ct35236512">
          <text:insertion>
            <office:change-info>
              <dc:creator>omarce</dc:creator>
              <dc:date>2016-09-19T16:13:00</dc:date>
            </office:change-info>
          </text:insertion>
        </text:changed-region>
        <text:changed-region xml:id="ct35128688" text:id="ct35128688">
          <text:insertion>
            <office:change-info>
              <dc:creator>omarce</dc:creator>
              <dc:date>2016-09-19T15:36:00</dc:date>
            </office:change-info>
          </text:insertion>
        </text:changed-region>
        <text:changed-region xml:id="ct35152528" text:id="ct35152528">
          <text:insertion>
            <office:change-info>
              <dc:creator>omarce</dc:creator>
              <dc:date>2016-09-19T15:38:00</dc:date>
            </office:change-info>
          </text:insertion>
        </text:changed-region>
        <text:changed-region xml:id="ct35219792" text:id="ct35219792">
          <text:insertion>
            <office:change-info>
              <dc:creator>omarce</dc:creator>
              <dc:date>2016-09-19T15:18:00</dc:date>
            </office:change-info>
          </text:insertion>
        </text:changed-region>
        <text:changed-region xml:id="ct35103136" text:id="ct35103136">
          <text:insertion>
            <office:change-info>
              <dc:creator>omarce</dc:creator>
              <dc:date>2016-09-19T15:17:00</dc:date>
            </office:change-info>
          </text:insertion>
        </text:changed-region>
        <text:changed-region xml:id="ct35130912" text:id="ct35130912">
          <text:insertion>
            <office:change-info>
              <dc:creator>omarce</dc:creator>
              <dc:date>2016-09-19T15:33:00</dc:date>
            </office:change-info>
          </text:insertion>
        </text:changed-region>
        <text:changed-region xml:id="ct35102848" text:id="ct35102848">
          <text:insertion>
            <office:change-info>
              <dc:creator>omarce</dc:creator>
              <dc:date>2016-09-19T15:17:00</dc:date>
            </office:change-info>
          </text:insertion>
        </text:changed-region>
        <text:changed-region xml:id="ct35213600" text:id="ct35213600">
          <text:insertion>
            <office:change-info>
              <dc:creator>omarce</dc:creator>
              <dc:date>2016-09-19T15:24:00</dc:date>
            </office:change-info>
          </text:insertion>
        </text:changed-region>
        <text:changed-region xml:id="ct35129968" text:id="ct35129968">
          <text:insertion>
            <office:change-info>
              <dc:creator>omarce</dc:creator>
              <dc:date>2016-09-19T15:38:00</dc:date>
            </office:change-info>
          </text:insertion>
        </text:changed-region>
        <text:changed-region xml:id="ct35213888" text:id="ct35213888">
          <text:insertion>
            <office:change-info>
              <dc:creator>omarce</dc:creator>
              <dc:date>2016-09-19T15:24:00</dc:date>
            </office:change-info>
          </text:insertion>
        </text:changed-region>
        <text:changed-region xml:id="ct35236800" text:id="ct35236800">
          <text:insertion>
            <office:change-info>
              <dc:creator>omarce</dc:creator>
              <dc:date>2016-09-19T16:13:00</dc:date>
            </office:change-info>
          </text:insertion>
        </text:changed-region>
        <text:changed-region xml:id="ct35214176" text:id="ct35214176">
          <text:insertion>
            <office:change-info>
              <dc:creator>omarce</dc:creator>
              <dc:date>2016-09-19T15:24:00</dc:date>
            </office:change-info>
          </text:insertion>
        </text:changed-region>
        <text:changed-region xml:id="ct35138080" text:id="ct35138080">
          <text:insertion>
            <office:change-info>
              <dc:creator>omarce</dc:creator>
              <dc:date>2016-09-19T15:42:00</dc:date>
            </office:change-info>
          </text:insertion>
        </text:changed-region>
        <text:changed-region xml:id="ct35214464" text:id="ct35214464">
          <text:insertion>
            <office:change-info>
              <dc:creator>omarce</dc:creator>
              <dc:date>2016-09-19T15:24:00</dc:date>
            </office:change-info>
          </text:insertion>
        </text:changed-region>
        <text:changed-region xml:id="ct35214752" text:id="ct35214752">
          <text:insertion>
            <office:change-info>
              <dc:creator>omarce</dc:creator>
              <dc:date>2016-09-19T15:25:00</dc:date>
            </office:change-info>
          </text:insertion>
        </text:changed-region>
        <text:changed-region xml:id="ct35215616" text:id="ct35215616">
          <text:insertion>
            <office:change-info>
              <dc:creator>omarce</dc:creator>
              <dc:date>2016-09-19T15:26:00</dc:date>
            </office:change-info>
          </text:insertion>
        </text:changed-region>
        <text:changed-region xml:id="ct35216192" text:id="ct35216192">
          <text:insertion>
            <office:change-info>
              <dc:creator>omarce</dc:creator>
              <dc:date>2016-09-19T15:27:00</dc:date>
            </office:change-info>
          </text:insertion>
        </text:changed-region>
        <text:changed-region xml:id="ct35215040" text:id="ct35215040">
          <text:insertion>
            <office:change-info>
              <dc:creator>omarce</dc:creator>
              <dc:date>2016-09-19T15:26:00</dc:date>
            </office:change-info>
          </text:insertion>
        </text:changed-region>
        <text:changed-region xml:id="ct35215904" text:id="ct35215904">
          <text:insertion>
            <office:change-info>
              <dc:creator>omarce</dc:creator>
              <dc:date>2016-09-19T15:27:00</dc:date>
            </office:change-info>
          </text:insertion>
        </text:changed-region>
        <text:changed-region xml:id="ct35216480" text:id="ct35216480">
          <text:insertion>
            <office:change-info>
              <dc:creator>omarce</dc:creator>
              <dc:date>2016-09-19T15:28:00</dc:date>
            </office:change-info>
          </text:insertion>
        </text:changed-region>
        <text:changed-region xml:id="ct35135840" text:id="ct35135840">
          <text:insertion>
            <office:change-info>
              <dc:creator>omarce</dc:creator>
              <dc:date>2016-09-19T15:31:00</dc:date>
            </office:change-info>
          </text:insertion>
        </text:changed-region>
        <text:changed-region xml:id="ct35216768" text:id="ct35216768">
          <text:insertion>
            <office:change-info>
              <dc:creator>omarce</dc:creator>
              <dc:date>2016-09-19T15:28:00</dc:date>
            </office:change-info>
          </text:insertion>
        </text:changed-region>
        <text:changed-region xml:id="ct35141984" text:id="ct35141984">
          <text:insertion>
            <office:change-info>
              <dc:creator>omarce</dc:creator>
              <dc:date>2016-09-19T15:31:00</dc:date>
            </office:change-info>
          </text:insertion>
        </text:changed-region>
        <text:changed-region xml:id="ct35159216" text:id="ct35159216">
          <text:insertion>
            <office:change-info>
              <dc:creator>omarce</dc:creator>
              <dc:date>2016-09-19T15:28:00</dc:date>
            </office:change-info>
          </text:insertion>
        </text:changed-region>
        <text:changed-region xml:id="ct35135392" text:id="ct35135392">
          <text:insertion>
            <office:change-info>
              <dc:creator>omarce</dc:creator>
              <dc:date>2016-09-19T15:31:00</dc:date>
            </office:change-info>
          </text:insertion>
        </text:changed-region>
        <text:changed-region xml:id="ct35109616" text:id="ct35109616">
          <text:insertion>
            <office:change-info>
              <dc:creator>omarce</dc:creator>
              <dc:date>2016-09-19T15:42:00</dc:date>
            </office:change-info>
          </text:insertion>
        </text:changed-region>
        <text:changed-region xml:id="ct35129488" text:id="ct35129488">
          <text:insertion>
            <office:change-info>
              <dc:creator>omarce</dc:creator>
              <dc:date>2016-09-19T15:31:00</dc:date>
            </office:change-info>
          </text:insertion>
        </text:changed-region>
        <text:changed-region xml:id="ct35140720" text:id="ct35140720">
          <text:insertion>
            <office:change-info>
              <dc:creator>omarce</dc:creator>
              <dc:date>2016-09-19T15:34:00</dc:date>
            </office:change-info>
          </text:insertion>
        </text:changed-region>
        <text:changed-region xml:id="ct35137504" text:id="ct35137504">
          <text:insertion>
            <office:change-info>
              <dc:creator>omarce</dc:creator>
              <dc:date>2016-09-19T15:42:00</dc:date>
            </office:change-info>
          </text:insertion>
        </text:changed-region>
        <text:changed-region xml:id="ct35218064" text:id="ct35218064">
          <text:insertion>
            <office:change-info>
              <dc:creator>omarce</dc:creator>
              <dc:date>2016-09-19T15:06:00</dc:date>
            </office:change-info>
          </text:insertion>
        </text:changed-region>
        <text:changed-region xml:id="ct35112656" text:id="ct35112656">
          <text:deletion>
            <office:change-info>
              <dc:creator>omarce</dc:creator>
              <dc:date>2016-09-19T15:14:00</dc:date>
            </office:change-info>
            <text:p text:style-name="P2">Low latency is considered critical for the 5G, in particular for the deployment of C-RAN approach <text:s/>(allowing time constraints like HARQ to be fulfilled over non dedicated networks), or </text:p>
          </text:deletion>
        </text:changed-region>
        <text:changed-region xml:id="ct35150496" text:id="ct35150496">
          <text:deletion>
            <office:change-info>
              <dc:creator>omarce</dc:creator>
              <dc:date>2016-09-19T15:13:00</dc:date>
            </office:change-info>
            <text:p text:style-name="P2">to reach E2E expected latency from 1 to 10ms (depending on targeted services). </text:p>
          </text:deletion>
        </text:changed-region>
        <text:changed-region xml:id="ct35112368" text:id="ct35112368">
          <text:deletion>
            <office:change-info>
              <dc:creator>omarce</dc:creator>
              <dc:date>2016-09-19T15:14:00</dc:date>
            </office:change-info>
            <text:p text:style-name="P2">One specificity in the C-RAN context is not only the latency constraint, but alos th periodicity of the data transfer between RRH and BBU. <text:s/></text:p>
          </text:deletion>
        </text:changed-region>
        <text:changed-region xml:id="ct35099936" text:id="ct35099936">
          <text:deletion>
            <office:change-info>
              <dc:creator>omarce</dc:creator>
              <dc:date>2016-09-19T15:13:00</dc:date>
            </office:change-info>
            <text:p text:style-name="P2">New scheduling and routing paradigms and new technologies have to be considered to <text:s/>guarantee delay constrained periodic data transfers. Dynamical optical bypass and dynamical management of the emission should be considered to guarantee latency constraints.</text:p>
          </text:deletion>
        </text:changed-region>
        <text:changed-region xml:id="ct35115776" text:id="ct35115776">
          <text:deletion>
            <office:change-info>
              <dc:creator>omarce</dc:creator>
              <dc:date>2016-09-19T15:33:00</dc:date>
            </office:change-info>
            <text:p text:style-name="P2"/>
            <text:p text:style-name="P2"/>
          </text:deletion>
        </text:changed-region>
        <text:changed-region xml:id="ct35063536" text:id="ct35063536">
          <text:insertion>
            <office:change-info>
              <dc:creator>omarce</dc:creator>
              <dc:date>2016-09-19T15:33:00</dc:date>
            </office:change-info>
          </text:insertion>
        </text:changed-region>
        <text:changed-region xml:id="ct35230752" text:id="ct35230752">
          <text:insertion>
            <office:change-info>
              <dc:creator>omarce</dc:creator>
              <dc:date>2016-09-19T15:50:00</dc:date>
            </office:change-info>
          </text:insertion>
        </text:changed-region>
        <text:changed-region xml:id="ct35231328" text:id="ct35231328">
          <text:deletion>
            <office:change-info>
              <dc:creator>omarce</dc:creator>
              <dc:date>2016-09-19T15:50:00</dc:date>
            </office:change-info>
            <text:p text:style-name="P3"><text:span text:style-name="T2">s</text:span></text:p>
          </text:deletion>
        </text:changed-region>
        <text:changed-region xml:id="ct35138944" text:id="ct35138944">
          <text:insertion>
            <office:change-info>
              <dc:creator>omarce</dc:creator>
              <dc:date>2016-09-19T15:45:00</dc:date>
            </office:change-info>
          </text:insertion>
        </text:changed-region>
        <text:changed-region xml:id="ct35138656" text:id="ct35138656">
          <text:insertion>
            <office:change-info>
              <dc:creator>omarce</dc:creator>
              <dc:date>2016-09-19T15:45:00</dc:date>
            </office:change-info>
          </text:insertion>
        </text:changed-region>
        <text:changed-region xml:id="ct35224128" text:id="ct35224128">
          <text:insertion>
            <office:change-info>
              <dc:creator>omarce</dc:creator>
              <dc:date>2016-09-19T15:46:00</dc:date>
            </office:change-info>
          </text:insertion>
        </text:changed-region>
        <text:changed-region xml:id="ct35138368" text:id="ct35138368">
          <text:insertion>
            <office:change-info>
              <dc:creator>omarce</dc:creator>
              <dc:date>2016-09-19T15:45:00</dc:date>
            </office:change-info>
          </text:insertion>
        </text:changed-region>
        <text:changed-region xml:id="ct35225280" text:id="ct35225280">
          <text:insertion>
            <office:change-info>
              <dc:creator>omarce</dc:creator>
              <dc:date>2016-09-19T15:47:00</dc:date>
            </office:change-info>
          </text:insertion>
        </text:changed-region>
        <text:changed-region xml:id="ct35231040" text:id="ct35231040">
          <text:insertion>
            <office:change-info>
              <dc:creator>omarce</dc:creator>
              <dc:date>2016-09-19T15:50:00</dc:date>
            </office:change-info>
          </text:insertion>
        </text:changed-region>
        <text:changed-region xml:id="ct35224416" text:id="ct35224416">
          <text:insertion>
            <office:change-info>
              <dc:creator>omarce</dc:creator>
              <dc:date>2016-09-19T15:46:00</dc:date>
            </office:change-info>
          </text:insertion>
        </text:changed-region>
        <text:changed-region xml:id="ct35228448" text:id="ct35228448">
          <text:insertion>
            <office:change-info>
              <dc:creator>omarce</dc:creator>
              <dc:date>2016-09-19T15:49:00</dc:date>
            </office:change-info>
          </text:insertion>
        </text:changed-region>
        <text:changed-region xml:id="ct35229888" text:id="ct35229888">
          <text:deletion>
            <office:change-info>
              <dc:creator>omarce</dc:creator>
              <dc:date>2016-09-19T15:49:00</dc:date>
            </office:change-info>
            <text:p text:style-name="P2">;</text:p>
          </text:deletion>
        </text:changed-region>
        <text:changed-region xml:id="ct35228736" text:id="ct35228736">
          <text:insertion>
            <office:change-info>
              <dc:creator>omarce</dc:creator>
              <dc:date>2016-09-19T15:49:00</dc:date>
            </office:change-info>
          </text:insertion>
        </text:changed-region>
        <text:changed-region xml:id="ct35230176" text:id="ct35230176">
          <text:deletion>
            <office:change-info>
              <dc:creator>omarce</dc:creator>
              <dc:date>2016-09-19T15:49:00</dc:date>
            </office:change-info>
            <text:p text:style-name="P2"> ;</text:p>
          </text:deletion>
        </text:changed-region>
        <text:changed-region xml:id="ct35224704" text:id="ct35224704">
          <text:deletion>
            <office:change-info>
              <dc:creator>omarce</dc:creator>
              <dc:date>2016-09-19T15:46:00</dc:date>
            </office:change-info>
            <text:list xml:id="list1555308582099149570" text:style-name="WW8Num1">
              <text:list-item>
                <text:p text:style-name="P4">Defining the specificity <text:s/>of the instances corresponding to the C-RAN context (network topologies, time, router technologies, functionalities) ;</text:p>
              </text:list-item>
            </text:list>
          </text:deletion>
        </text:changed-region>
        <text:changed-region xml:id="ct35227008" text:id="ct35227008">
          <text:insertion>
            <office:change-info>
              <dc:creator>omarce</dc:creator>
              <dc:date>2016-09-19T15:49:00</dc:date>
            </office:change-info>
          </text:insertion>
        </text:changed-region>
        <text:changed-region xml:id="ct35229312" text:id="ct35229312">
          <text:deletion>
            <office:change-info>
              <dc:creator>omarce</dc:creator>
              <dc:date>2016-09-19T15:49:00</dc:date>
            </office:change-info>
            <text:p text:style-name="P2"> ;</text:p>
          </text:deletion>
        </text:changed-region>
        <text:changed-region xml:id="ct35226720" text:id="ct35226720">
          <text:insertion>
            <office:change-info>
              <dc:creator>omarce</dc:creator>
              <dc:date>2016-09-19T15:49:00</dc:date>
            </office:change-info>
          </text:insertion>
        </text:changed-region>
        <text:changed-region xml:id="ct35229024" text:id="ct35229024">
          <text:deletion>
            <office:change-info>
              <dc:creator>omarce</dc:creator>
              <dc:date>2016-09-19T15:49:00</dc:date>
            </office:change-info>
            <text:p text:style-name="P2"> ;</text:p>
          </text:deletion>
        </text:changed-region>
        <text:changed-region xml:id="ct35226432" text:id="ct35226432">
          <text:insertion>
            <office:change-info>
              <dc:creator>omarce</dc:creator>
              <dc:date>2016-09-19T15:48:00</dc:date>
            </office:change-info>
          </text:insertion>
        </text:changed-region>
        <text:changed-region xml:id="ct35227296" text:id="ct35227296">
          <text:insertion>
            <office:change-info>
              <dc:creator>omarce</dc:creator>
              <dc:date>2016-09-19T15:49:00</dc:date>
            </office:change-info>
          </text:insertion>
        </text:changed-region>
        <text:changed-region xml:id="ct35227584" text:id="ct35227584">
          <text:insertion>
            <office:change-info>
              <dc:creator>omarce</dc:creator>
              <dc:date>2016-09-19T15:49:00</dc:date>
            </office:change-info>
          </text:insertion>
        </text:changed-region>
        <text:changed-region xml:id="ct35229600" text:id="ct35229600">
          <text:deletion>
            <office:change-info>
              <dc:creator>omarce</dc:creator>
              <dc:date>2016-09-19T15:49:00</dc:date>
            </office:change-info>
            <text:p text:style-name="P2"> ; </text:p>
          </text:deletion>
        </text:changed-region>
        <text:changed-region xml:id="ct35224992" text:id="ct35224992">
          <text:insertion>
            <office:change-info>
              <dc:creator>omarce</dc:creator>
              <dc:date>2016-09-19T15:47:00</dc:date>
            </office:change-info>
          </text:insertion>
        </text:changed-region>
        <text:changed-region xml:id="ct35227872" text:id="ct35227872">
          <text:insertion>
            <office:change-info>
              <dc:creator>omarce</dc:creator>
              <dc:date>2016-09-19T15:49:00</dc:date>
            </office:change-info>
          </text:insertion>
        </text:changed-region>
        <text:changed-region xml:id="ct35225568" text:id="ct35225568">
          <text:insertion>
            <office:change-info>
              <dc:creator>omarce</dc:creator>
              <dc:date>2016-09-19T15:47:00</dc:date>
            </office:change-info>
          </text:insertion>
        </text:changed-region>
        <text:changed-region xml:id="ct35228160" text:id="ct35228160">
          <text:insertion>
            <office:change-info>
              <dc:creator>omarce</dc:creator>
              <dc:date>2016-09-19T15:49:00</dc:date>
            </office:change-info>
          </text:insertion>
        </text:changed-region>
        <text:changed-region xml:id="ct35232192" text:id="ct35232192">
          <text:insertion>
            <office:change-info>
              <dc:creator>omarce</dc:creator>
              <dc:date>2016-09-19T15:51:00</dc:date>
            </office:change-info>
          </text:insertion>
        </text:changed-region>
        <text:changed-region xml:id="ct35232480" text:id="ct35232480">
          <text:insertion>
            <office:change-info>
              <dc:creator>omarce</dc:creator>
              <dc:date>2016-09-19T15:52:00</dc:date>
            </office:change-info>
          </text:insertion>
        </text:changed-region>
        <text:changed-region xml:id="ct35225856" text:id="ct35225856">
          <text:insertion>
            <office:change-info>
              <dc:creator>omarce</dc:creator>
              <dc:date>2016-09-19T15:47:00</dc:date>
            </office:change-info>
          </text:insertion>
        </text:changed-region>
        <text:changed-region xml:id="ct35226144" text:id="ct35226144">
          <text:deletion>
            <office:change-info>
              <dc:creator>omarce</dc:creator>
              <dc:date>2016-09-19T15:47:00</dc:date>
            </office:change-info>
            <text:p text:style-name="P2">i</text:p>
          </text:deletion>
        </text:changed-region>
        <text:changed-region xml:id="ct35231904" text:id="ct35231904">
          <text:deletion>
            <office:change-info>
              <dc:creator>omarce</dc:creator>
              <dc:date>2016-09-19T15:50:00</dc:date>
            </office:change-info>
            <text:p text:style-name="P2">ntegrating these procedures into operation &amp; orchestration framework used for SDN. <text:s/></text:p>
          </text:deletion>
        </text:changed-region>
        <text:changed-region xml:id="ct35231616" text:id="ct35231616">
          <text:deletion>
            <office:change-info>
              <dc:creator>omarce</dc:creator>
              <dc:date>2016-09-19T15:50:00</dc:date>
            </office:change-info>
            <text:p text:style-name="P2">Demonstrating <text:s/>feasibility</text:p>
          </text:deletion>
        </text:changed-region>
        <text:changed-region xml:id="ct35230464" text:id="ct35230464">
          <text:insertion>
            <office:change-info>
              <dc:creator>omarce</dc:creator>
              <dc:date>2016-09-19T15: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itle :</text:span> <text:change-start text:change-id="ct35219216"/>Architecture for <text:change-end text:change-id="ct35219216"/><text:change text:change-id="ct35118688"/><text:change-start text:change-id="ct35218928"/>r<text:change-end text:change-id="ct35218928"/>outing and scheduling algorithms to guarantee low latency and no jitter in 5G and beyond <text:change text:change-id="ct35064336"/><text:change-start text:change-id="ct35117360"/>systems<text:change-end text:change-id="ct35117360"/></text:p>
      <text:p text:style-name="P8"/>
      <text:p text:style-name="P2">Current mobile network <text:change-start text:change-id="ct35215328"/>(aka cellular network) <text:change-end text:change-id="ct35215328"/>architecture consist<text:change-start text:change-id="ct35202288"/>s<text:change-end text:change-id="ct35202288"/> in <text:change-start text:change-id="ct35204288"/>a <text:change-end text:change-id="ct35204288"/>distributed radio access networks<text:change-start text:change-id="ct34787088"/>: the mobile terminals connects to base station<text:change-end text:change-id="ct34787088"/><text:change-start text:change-id="ct35173904"/>s<text:change-end text:change-id="ct35173904"/><text:change-start text:change-id="ct35080240"/> (BTS <text:change-end text:change-id="ct35080240"/><text:change-start text:change-id="ct35203632"/>for Base Transceiver Station as a generic name, eNB for evolved Node B in <text:change-end text:change-id="ct35203632"/><text:change-start text:change-id="ct35012880"/>3GPP <text:change-end text:change-id="ct35012880"/><text:change-start text:change-id="ct35064624"/>LTE <text:change-end text:change-id="ct35064624"/><text:change-start text:change-id="ct35012592"/>“4G” standard) that encompasses all the sub-systems needed to realize <text:change-end text:change-id="ct35012592"/><text:change-start text:change-id="ct35170448"/>mobile <text:change-end text:change-id="ct35170448"/><text:change-start text:change-id="ct35203920"/>communication<text:change-end text:change-id="ct35203920"/><text:change-start text:change-id="ct35151312"/> [Ref]<text:change-end text:change-id="ct35151312"/><text:change-start text:change-id="ct35174192"/>. It mainly comprises the radio part, that furnishes the connection between the mobile terminal and the BTS, and the network part that provides control and management functions like mobility support<text:change-end text:change-id="ct35174192"/><text:change-start text:change-id="ct35131296"/> (<text:change-end text:change-id="ct35131296"/><text:change-start text:change-id="ct35131584"/>t<text:change-end text:change-id="ct35131584"/><text:change-start text:change-id="ct35170736"/>he main functionality being the support of handover from one BTS to another, i<text:change-end text:change-id="ct35170736"/><text:change-start text:change-id="ct35156208"/>.e. the ability to pursue a <text:change-end text:change-id="ct35156208"/><text:change text:change-id="ct35168016"/><text:change-start text:change-id="ct35144960"/>communication when moving from range of an antenna to another<text:change-end text:change-id="ct35144960"/><text:change-start text:change-id="ct35168304"/>.)<text:change-end text:change-id="ct35168304"/><text:change-start text:change-id="ct35155920"/> <text:change-end text:change-id="ct35155920"/>The evolutions proposed in next generations aim <text:change-start text:change-id="ct35232768"/>at<text:change-end text:change-id="ct35232768"/><text:change-start text:change-id="ct35201312"/> evolving toward <text:change-end text:change-id="ct35201312"/>centralized radio network architectures (C-RAN<text:change-start text:change-id="ct35201600"/>, for Cloud Radio Access Network<text:change-end text:change-id="ct35201600"/>) to reduce consumption costs and power at the base stations<text:change-start text:change-id="ct35151600"/> [Ref].<text:change-end text:change-id="ct35151600"/><text:change text:change-id="ct35127760"/> These C-RAN architectures include simplified base stations <text:change text:change-id="ct35107776"/><text:change-start text:change-id="ct35107488"/>on the field. Depending on the architecture choice, it can be restricted to the radio part and the digital to analog conversion only. T<text:change-end text:change-id="ct35107488"/><text:change-start text:change-id="ct35094208"/>his can <text:change-end text:change-id="ct35094208"/><text:change-start text:change-id="ct35094784"/>be <text:change-end text:change-id="ct35094784"/><text:change-start text:change-id="ct35093920"/>identified by different names <text:change-end text:change-id="ct35093920"/><text:change-start text:change-id="ct35095072"/>depending on the reference documents, including RU for Remote Uni<text:change-end text:change-id="ct35095072"/><text:change-start text:change-id="ct35127472"/>t<text:change-end text:change-id="ct35127472"/><text:change-start text:change-id="ct35151024"/> or<text:change-end text:change-id="ct35151024"/> <text:change text:change-id="ct35163232"/>Remote Radio Heads<text:change-start text:change-id="ct35150208"/> <text:change-end text:change-id="ct35150208"/><text:change text:change-id="ct35163520"/><text:change-start text:change-id="ct35094496"/>(<text:change-end text:change-id="ct35094496"/><text:change text:change-id="ct35163808"/>RRH)<text:change-start text:change-id="ct35149920"/>. <text:change-end text:change-id="ct35149920"/><text:change-start text:change-id="ct35164096"/>The later will be used<text:change-end text:change-id="ct35164096"/><text:change-start text:change-id="ct35144688"/> the rest of the document<text:change-end text:change-id="ct35144688"/><text:change-start text:change-id="ct35164384"/>. The other component of the C-RAN is composed of the <text:change-end text:change-id="ct35164384"/><text:change text:change-id="ct35172736"/><text:change text:change-id="ct35233344"/>processing units (baseband unit: BBU<text:change-start text:change-id="ct35172160"/> – used in this document – or FU for Frontend Unit<text:change-end text:change-id="ct35172160"/>) located in the cloud.<text:change-start text:change-id="ct35172448"/> By cloud we define <text:change-end text:change-id="ct35172448"/><text:change-start text:change-id="ct35059184"/>in this document <text:change-end text:change-id="ct35059184"/><text:change-start text:change-id="ct35171872"/>the<text:change-end text:change-id="ct35171872"/><text:change-start text:change-id="ct35173024"/> capability of instantiating executable programs in data center that are<text:change-end text:change-id="ct35173024"/><text:change-start text:change-id="ct35136352"/> transparently<text:change-end text:change-id="ct35136352"/><text:change-start text:change-id="ct35136064"/> connected <text:change-end text:change-id="ct35136064"/><text:change-start text:change-id="ct35136640"/>to the systems that require the results of the program execution<text:change-end text:change-id="ct35136640"/><text:change-start text:change-id="ct35130256"/> [Ref]<text:change-end text:change-id="ct35130256"/><text:change-start text:change-id="ct35136928"/>. <text:change-end text:change-id="ct35136928"/><text:change-start text:change-id="ct35137216"/><text:s/>The execution may be indifferently performed on virtualized machines, or bare metal one, or any <text:change-end text:change-id="ct35137216"/><text:change-start text:change-id="ct35059472"/>other combinations. <text:change-end text:change-id="ct35059472"/><text:change-start text:change-id="ct35233056"/>The network between RRH and BBU is called “Fronthaul Network<text:change-end text:change-id="ct35233056"/><text:change-start text:change-id="ct35234496"/>”, or Fronthaul for short<text:change-end text:change-id="ct35234496"/><text:change-start text:change-id="ct35059760"/>.</text:p>
      <text:p text:style-name="P3"><text:change-end text:change-id="ct35059760"/><text:change text:change-id="ct35217776"/><text:span text:style-name="T2">Thus</text:span><text:change text:change-id="ct35061488"/><text:span text:style-name="T2"> this type of architecture </text:span><text:change text:change-id="ct35061200"/><text:change-start text:change-id="ct35060048"/><text:span text:style-name="T2">faces to </text:span><text:change-end text:change-id="ct35060048"/><text:span text:style-name="T2">the problem of mastering the latency in the transfer process</text:span><text:change-start text:change-id="ct35060336"/><text:span text:style-name="T2"> between on the field RRH</text:span><text:change-end text:change-id="ct35060336"/><text:change-start text:change-id="ct35218352"/><text:span text:style-name="T2">s</text:span><text:change-end text:change-id="ct35218352"/><text:change-start text:change-id="ct35060624"/><text:span text:style-name="T2"> and BBU</text:span><text:change-end text:change-id="ct35060624"/><text:change-start text:change-id="ct35218640"/><text:span text:style-name="T2">s</text:span><text:change-end text:change-id="ct35218640"/><text:change-start text:change-id="ct35060912"/><text:span text:style-name="T2"> in the cloud</text:span><text:change-end text:change-id="ct35060912"/><text:span text:style-name="T2">. <text:s/></text:span><text:change-start text:change-id="ct35115200"/></text:p>
      <text:p text:style-name="P2">Low latency is already critical for the deployment of C-RAN approach in LTE “4G” networks. The standard requires <text:change-end text:change-id="ct35115200"/><text:change-start text:change-id="ct35105152"/>meeting<text:change-end text:change-id="ct35105152"/><text:change-start text:change-id="ct35066656"/> time constraints for functions like HARQ (<text:change-end text:change-id="ct35066656"/><text:change-start text:change-id="ct35120016"/>Hybrid Automatic Repeat reQuest) that needs to be processed in less than 3ms<text:change-end text:change-id="ct35120016"/><text:change-start text:change-id="ct35109328"/> [Ref].<text:change-end text:change-id="ct35109328"/><text:change-start text:change-id="ct35116064"/> <text:change-end text:change-id="ct35116064"/><text:change-start text:change-id="ct35103920"/>Considering processing time into the BBU, the time budget over the network can be as low<text:change-end text:change-id="ct35103920"/><text:change-start text:change-id="ct35100272"/> as 400 micro seconds for round trip time. One specificity in this C-RAN context is not only the latency constraint, but also the periodicity of the data transfer between RRH and BBU (this HARQ constraints must be enforced for each frame emitted every millisecond.<text:change-end text:change-id="ct35100272"/><text:change-start text:change-id="ct35115488"/>)<text:change-end text:change-id="ct35115488"/><text:change-start text:change-id="ct35102480"/> <text:s/><text:change-end text:change-id="ct35102480"/><text:change-start text:change-id="ct35096432"/>New scheduling and routing paradigms and new technologies have to be considered to guarantee delay constrained periodic data transfers. Dynamical optical bypass and dynamical management of the emission should be considered to guarantee latency constraints<text:change-end text:change-id="ct35096432"/> [Ref]<text:change-start text:change-id="ct35106000"/>.</text:p>
      <text:p text:style-name="P2">Looking beyond<text:change-end text:change-id="ct35106000"/><text:change-start text:change-id="ct35102080"/> current mobile network generation,<text:change-end text:change-id="ct35102080"/><text:change-start text:change-id="ct35110080"/> one must have in mind that <text:change-end text:change-id="ct35110080"/><text:change-start text:change-id="ct35234208"/>ongoing<text:change-end text:change-id="ct35234208"/><text:change-start text:change-id="ct35064864"/> 5G standards <text:change-end text:change-id="ct35064864"/><text:change-start text:change-id="ct35150784"/>require <text:change-end text:change-id="ct35150784"/><text:change-start text:change-id="ct35106768"/>to reach <text:change-end text:change-id="ct35106768"/><text:change-start text:change-id="ct35111600"/>end-to-end<text:change-end text:change-id="ct35111600"/><text:change-start text:change-id="ct35099648"/> expected latency from 1 to 10ms (depending on targeted services)<text:change-end text:change-id="ct35099648"/><text:change-start text:change-id="ct35128048"/> [Ref].<text:change-end text:change-id="ct35128048"/><text:change-start text:change-id="ct35105440"/> <text:s/><text:change-end text:change-id="ct35105440"/><text:change-start text:change-id="ct35111888"/></text:p>
      <text:p text:style-name="P2"><text:change-end text:change-id="ct35111888"/><text:change-start text:change-id="ct35101792"/><text:soft-page-break/>The expressed constraints expressed for C-RAN architecture and 5G standard are hardly met in the up to date networks. <text:change-end text:change-id="ct35101792"/><text:change-start text:change-id="ct35110736"/>In IP or even Ethernet networks, the traffic <text:change-end text:change-id="ct35110736"/><text:change-start text:change-id="ct35233920"/>usually<text:change-end text:change-id="ct35233920"/><text:change-start text:change-id="ct35111312"/> suffer<text:change-end text:change-id="ct35111312"/><text:change-start text:change-id="ct35233632"/>s<text:change-end text:change-id="ct35233632"/><text:change-start text:change-id="ct35219504"/> of delay due to buffering. The<text:change-end text:change-id="ct35219504"/><text:change-start text:change-id="ct35220656"/> amazing <text:change-end text:change-id="ct35220656"/><text:change-start text:change-id="ct35111024"/>success of the packet based networks for the last 40 years <text:change-end text:change-id="ct35111024"/><text:change-start text:change-id="ct35220080"/>relies on the statistical multiplexing: the packets are sent when they are ready and are buffered in intermediate nodes (routers for IP networks, switch for Ethernet networks) when contention arises<text:change-end text:change-id="ct35220080"/><text:change-start text:change-id="ct35109040"/> [Ref]<text:change-end text:change-id="ct35109040"/><text:change-start text:change-id="ct35220368"/>. <text:change-end text:change-id="ct35220368"/><text:change-start text:change-id="ct35208992"/>A contention means that one <text:change-end text:change-id="ct35208992"/><text:change-start text:change-id="ct35210144"/>resource<text:change-end text:change-id="ct35210144"/><text:change-start text:change-id="ct35209568"/> (<text:change-end text:change-id="ct35209568"/><text:change-start text:change-id="ct35210720"/>node <text:change-end text:change-id="ct35210720"/><text:change-start text:change-id="ct35209280"/>out interface) is needed at the same time for transmission of several packets. In this <text:change-end text:change-id="ct35209280"/><text:change-start text:change-id="ct35211008"/>case, the supplementary packets are stored in a buffer until the resources become available. This allows an easy deployment <text:change-end text:change-id="ct35211008"/><text:change-start text:change-id="ct35212448"/>and management <text:change-end text:change-id="ct35212448"/><text:change-start text:change-id="ct35210432"/>of <text:change-end text:change-id="ct35210432"/><text:change-start text:change-id="ct35212160"/>a <text:change-end text:change-id="ct35212160"/><text:change-start text:change-id="ct35209856"/>network<text:change-end text:change-id="ct35209856"/><text:change-start text:change-id="ct35211872"/>, leading to a delivery of the packet with few loss (under conditions that buffer<text:change-end text:change-id="ct35211872"/><text:change-start text:change-id="ct35234784"/>s<text:change-end text:change-id="ct35234784"/><text:change-start text:change-id="ct35211296"/> are big enough) but at the price of <text:change-end text:change-id="ct35211296"/><text:change-start text:change-id="ct35235072"/>unc<text:change-end text:change-id="ct35235072"/><text:change-start text:change-id="ct35211584"/>ertainty on the delivery time. <text:change-end text:change-id="ct35211584"/><text:change-start text:change-id="ct35212736"/>This uncontrolled and non predictable delay prevents to <text:change-end text:change-id="ct35212736"/><text:change-start text:change-id="ct35235360"/>offer<text:change-end text:change-id="ct35235360"/><text:change-start text:change-id="ct35213024"/> low latency and no jitter<text:change-end text:change-id="ct35213024"/><text:change-start text:change-id="ct35213312"/> in the current network. <text:change-end text:change-id="ct35213312"/><text:change-start text:change-id="ct35149344"/>Best Quality of Service (QoS) solutions do not allow contention avoidance or management, then th<text:change-end text:change-id="ct35149344"/><text:change-start text:change-id="ct35235648"/>ey<text:change-end text:change-id="ct35235648"/><text:change-start text:change-id="ct35158416"/> can not provide <text:change-end text:change-id="ct35158416"/><text:change-start text:change-id="ct35147376"/>controlled <text:change-end text:change-id="ct35147376"/><text:change-start text:change-id="ct35148672"/>low laten<text:change-end text:change-id="ct35148672"/><text:change-start text:change-id="ct35122256"/>cy<text:change-end text:change-id="ct35122256"/><text:change-start text:change-id="ct35235936"/> <text:change-end text:change-id="ct35235936"/><text:change-start text:change-id="ct35137792"/>[Ref]<text:change-end text:change-id="ct35137792"/><text:change-start text:change-id="ct35133056"/>. If <text:change-end text:change-id="ct35133056"/><text:change-start text:change-id="ct35236224"/>they<text:change-end text:change-id="ct35236224"/><text:change-start text:change-id="ct35113376"/> can be used to prioritize some packets over the others (e.g. Express Forwa<text:change-end text:change-id="ct35113376"/><text:change-start text:change-id="ct35152240"/>r<text:change-end text:change-id="ct35152240"/><text:change-start text:change-id="ct35131888"/>ding agains<text:change-end text:change-id="ct35131888"/><text:change-start text:change-id="ct35119664"/>t<text:change-end text:change-id="ct35119664"/><text:change-start text:change-id="ct35146912"/> Best Effort)<text:change-end text:change-id="ct35146912"/><text:change-start text:change-id="ct35119376"/>, <text:change-end text:change-id="ct35119376"/><text:change-start text:change-id="ct35236512"/>they<text:change-end text:change-id="ct35236512"/><text:change-start text:change-id="ct35128688"/> fail to ensure delivery of <text:change-end text:change-id="ct35128688"/><text:change-start text:change-id="ct35152528"/>packets in a given time delay when several priority packets compete for the same resource.<text:change-end text:change-id="ct35152528"/><text:change-start text:change-id="ct35219792"/></text:p>
      <text:p text:style-name="P2"><text:change-end text:change-id="ct35219792"/><text:change-start text:change-id="ct35103136"/>The best current solution is to rely on a<text:change-end text:change-id="ct35103136"/><text:change-start text:change-id="ct35130912"/>n<text:change-end text:change-id="ct35130912"/><text:change-start text:change-id="ct35102848"/> almost full optical approach, where <text:change-end text:change-id="ct35102848"/><text:change-start text:change-id="ct35213600"/>each end<text:change-end text:change-id="ct35213600"/><text:change-start text:change-id="ct35129968"/>-<text:change-end text:change-id="ct35129968"/><text:change-start text:change-id="ct35213888"/>points (RRH on one side, BBU on the other<text:change-end text:change-id="ct35213888"/><text:change-start text:change-id="ct35236800"/> side<text:change-end text:change-id="ct35236800"/><text:change-start text:change-id="ct35214176"/>) are connected through direct fiber or full optical switches<text:change-end text:change-id="ct35214176"/><text:change-start text:change-id="ct35138080"/> [Ref]<text:change-end text:change-id="ct35138080"/><text:change-start text:change-id="ct35214464"/>. <text:change-end text:change-id="ct35214464"/><text:change-start text:change-id="ct35214752"/>This architecture is very expensive and hardly scales in the case of a mobile <text:change-end text:change-id="ct35214752"/><text:change-start text:change-id="ct35215616"/>network. As <text:change-end text:change-id="ct35215616"/><text:change-start text:change-id="ct35216192"/>illustrative purpose<text:change-end text:change-id="ct35216192"/><text:change-start text:change-id="ct35215040"/>, <text:change-end text:change-id="ct35215040"/><text:change-start text:change-id="ct35215904"/>a single (one operator) mobile network in France is composed of about 10,000 base stations. This number will increase by a factor of 2 to 20 with the emergence of <text:change-end text:change-id="ct35215904"/><text:change-start text:change-id="ct35216480"/>“small cells” <text:change-end text:change-id="ct35216480"/><text:change-start text:change-id="ct35135840"/>that allow<text:change-end text:change-id="ct35135840"/><text:change-start text:change-id="ct35216768"/> increas<text:change-end text:change-id="ct35216768"/><text:change-start text:change-id="ct35141984"/>ing<text:change-end text:change-id="ct35141984"/><text:change-start text:change-id="ct35159216"/> base station density and to reach <text:change-end text:change-id="ct35159216"/><text:change-start text:change-id="ct35135392"/>higher throughput<text:change-end text:change-id="ct35135392"/><text:change-start text:change-id="ct35109616"/> [Ref]<text:change-end text:change-id="ct35109616"/><text:change-start text:change-id="ct35129488"/>.<text:change-end text:change-id="ct35129488"/><text:change-start text:change-id="ct35140720"/> It is then needed to <text:change-end text:change-id="ct35140720"/><text:change-start text:change-id="ct35137504"/>find a solution to offer low latency over communized packet based networks.<text:change-end text:change-id="ct35137504"/><text:change-start text:change-id="ct35218064"/></text:p>
      <text:p text:style-name="P2"><text:change-end text:change-id="ct35218064"/><text:change text:change-id="ct35112656"/><text:change text:change-id="ct35150496"/><text:change text:change-id="ct35112368"/><text:change text:change-id="ct35099936"/><text:change text:change-id="ct35115776"/><text:change-start text:change-id="ct35063536"/></text:p>
      <text:p text:style-name="P3"><text:change-end text:change-id="ct35063536"/><text:span text:style-name="T1"><text:s/></text:span><text:span text:style-name="T2">Thus, this PHD subject targets to elaborate an architecture for low latency packet network including new scheduling and routing paradigms to solve this periodic and delay constrained data transfer. Indeed, one of the most promising approaches relies to their the concept of Deterministic Networking (DN) such that one getgets rid of statistical multiplexing. The traditional queue managements are replaced by time based forwarding. Solutions for Deterministic Networking are under standardization in IEEE 802.1 TSN group [Ref], as well at IETF DetNet working group [Ref]. <text:s/>To make DN working over a network composed of several nodes, it is needed to manage the time at which the packets of deterministic paths are crossing each nodes [Ref]. </text:span></text:p>
      <text:p text:style-name="P2"/>
      <text:p text:style-name="P3"><text:span text:style-name="T1"><text:s/></text:span><text:span text:style-name="T2">A first algorithmic modeli</text:span><text:change-start text:change-id="ct35230752"/><text:span text:style-name="T2">s</text:span><text:change-end text:change-id="ct35230752"/><text:change text:change-id="ct35231328"/><text:span text:style-name="T2">ation have been proposed and analyzed in collaboration between Nokia Bell Labs France and DAVID laboratory. Considering a graph modeling the network topology, and a set of routes from source nodes (modeling connections to data-centers) and destination nodes (modeling base stations) in this graph, the purpose is to select, for each destination node a route from one source node to it and a periodic routing scheme allowing to periodically send a packet to each base station </text:span><text:soft-page-break/><text:span text:style-name="T2">without congestion conflicts between all such packets, to insure a minimum latency. Given <text:s/>maximum values of the data transfer time (about 3 ms included the computation time in the cloud in the C-RAN context) and of the periodicity (about 1 ms in the same context), in a slotted time model, the aim is here to minimize the duration of the period, with a constraint of the maximum length of routes to be selected. Even if the selected set of routes is given this optimization problem has been shown to be NP-complete</text:span><text:change-start text:change-id="ct35138944"/><text:span text:style-name="T2"> <text:s/>[Ref]</text:span><text:change-end text:change-id="ct35138944"/><text:span text:style-name="T2">. We plan to study several topologies of networks: the star for which several results are already available, the cycle representing an optical ring and the acyclic graph representing a general meshed network. We will try to characterize the restrictions of the previous <text:s text:c="5"/>topologies which make our problem polynomial time solvable or approximable. In particular, the time to transmit a packet seems to be large with regards to the size of a route. We hope to use this property to come up with new efficient algorithms.</text:span></text:p>
      <text:p text:style-name="P2">To do that we will try to use results from scheduling and graph coloration which describe somewhat similar problems but without dealing with the periodicity. </text:p>
      <text:p text:style-name="P3"><text:span text:style-name="T1"><text:s/></text:span><text:span text:style-name="T2">Another problem will be to enrich our modelisation to make it more general, by allowing different bandwidths on the links or to allow to cut the packets into pieces. </text:span></text:p>
      <text:p text:style-name="P3"/>
      <text:p text:style-name="P3"><text:change-start text:change-id="ct35138656"/><text:span text:style-name="T6">[Résum</text:span><text:change-end text:change-id="ct35138656"/><text:change-start text:change-id="ct35224128"/><text:span text:style-name="T6">er</text:span><text:change-end text:change-id="ct35224128"/><text:change-start text:change-id="ct35138368"/><text:span text:style-name="T6"> les résultats du stage]</text:span><text:change-end text:change-id="ct35138368"/></text:p>
      <text:p text:style-name="P3"/>
      <text:p text:style-name="P9"><text:change-start text:change-id="ct35225280"/>[Mettre un blabla SDN]<text:change-end text:change-id="ct35225280"/></text:p>
      <text:p text:style-name="P9"><text:change-start text:change-id="ct35231040"/>[Mettre un blabla slicing]<text:change-end text:change-id="ct35231040"/></text:p>
      <text:p text:style-name="P9"/>
      <text:p text:style-name="P9"/>
      <text:p text:style-name="P3"><text:span text:style-name="T7"><text:s/></text:span><text:span text:style-name="T2">In this context, the study program of this project consists in :</text:span></text:p>
      <text:p text:style-name="P2"/>
      <text:list xml:id="list172048332571367" text:continue-numbering="true" text:style-name="WW8Num1">
        <text:list-item>
          <text:p text:style-name="P4">Given a routing in a network connecting various RRH and BBU, analyzing theoretically the problem of defining a periodic scheduling (complexity, approximability, particular cases) and proposing efficient heuristic algorithms to solve it <text:change-start text:change-id="ct35224416"/>, in the context of complex networks well beyond those studied in [Ref<text:change-end text:change-id="ct35224416"/><text:change-start text:change-id="ct35228448"/>].<text:change-end text:change-id="ct35228448"/><text:change text:change-id="ct35229888"/></text:p>
        </text:list-item>
        <text:list-item>
          <text:p text:style-name="P4">Proposing some new routing algorithms to define the set of paths <text:s/>best suited to the resolution of <text:s/>the previous scheduling problem<text:change-start text:change-id="ct35228736"/>.<text:change-end text:change-id="ct35228736"/><text:change text:change-id="ct35230176"/></text:p>
        </text:list-item>
        <text:list-item>
          <text:p text:style-name="P4"><text:change text:change-id="ct35224704"/></text:p>
        </text:list-item>
        <text:list-item>
          <text:p text:style-name="P4">Benchmarking the proposed algorithms <text:s/>through simulation on the defined instances in comparison with existing architectural solutions<text:change-start text:change-id="ct35227008"/>.<text:change-end text:change-id="ct35227008"/><text:change text:change-id="ct35229312"/></text:p>
        </text:list-item>
        <text:list-item>
          <text:p text:style-name="P4">Proposing solutions for an efficient coordination between computed scheduling and computation elements<text:change-start text:change-id="ct35226720"/>.<text:change-end text:change-id="ct35226720"/><text:change text:change-id="ct35229024"/><text:change-start text:change-id="ct35226432"/></text:p>
        </text:list-item>
        <text:list-item>
          <text:p text:style-name="P4">Extending the solutions to complex cases like dynamical change of the flows between RRH and BBU<text:change-end text:change-id="ct35226432"/><text:change-start text:change-id="ct35227296"/>.<text:change-end text:change-id="ct35227296"/></text:p>
        </text:list-item>
        <text:list-item>
          <text:p text:style-name="P4">Defining methods, procedures and tools needed to perform computed scheduling<text:change-start text:change-id="ct35227584"/>.<text:change-end text:change-id="ct35227584"/><text:change text:change-id="ct35229600"/><text:change-start text:change-id="ct35224992"/></text:p>
        </text:list-item>
        <text:list-item>
          <text:p text:style-name="P4">Defining SDN based architecture to support the <text:change-end text:change-id="ct35224992"/><text:change-start text:change-id="ct35227872"/>previous methods<text:change-end text:change-id="ct35227872"/><text:change-start text:change-id="ct35225568"/> and procedures, in relation with <text:change-end text:change-id="ct35225568"/><text:change-start text:change-id="ct35228160"/>on going standards.<text:change-end text:change-id="ct35228160"/><text:change-start text:change-id="ct35232192"/></text:p>
        </text:list-item>
        <text:list-item>
          <text:p text:style-name="P4">Integrating this architecture within 5G slicing approach<text:change-end text:change-id="ct35232192"/><text:change-start text:change-id="ct35232480"/>.<text:change-end text:change-id="ct35232480"/><text:change-start text:change-id="ct35225856"/></text:p>
        </text:list-item>
        <text:list-item>
          <text:p text:style-name="P4"><text:change-end text:change-id="ct35225856"/><text:change text:change-id="ct35226144"/><text:change text:change-id="ct35231904"/></text:p>
        </text:list-item>
        <text:list-item>
          <text:p text:style-name="P4"><text:change text:change-id="ct35231616"/><text:change-start text:change-id="ct35230464"/><text:soft-page-break/>Demonstrating feasibility<text:change-end text:change-id="ct35230464"/> of the solutions proposed in the context of the 5G and beyond, through simulation and prototype. </text:p>
        </text:list-item>
      </text:list>
      <text:p text:style-name="P2"/>
      <text:p text:style-name="P10"><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 svg:font-family="'Droid Sans Fallback', 'Times New Roman'" style:font-family-generic="roman"/>
    <style:font-face style:name="FreeSans2" svg:font-family="FreeSans, 'Times New Roman'" style:font-family-generic="roman"/>
    <style:font-face style:name="FreeSans1" svg:font-family="FreeSans" style:font-family-generic="swiss"/>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00000a" style:font-name="Cambria" fo:font-family="Cambria" style:font-family-generic="roman" style:font-pitch="variable" fo:font-size="12pt" fo:language="en" fo:country="US" style:font-name-asian="Droid Sans Fallback" style:font-family-asian="'Droid Sans Fallback', 'Times New Roman'"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2" style:font-family-complex="FreeSans, '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Times New Roman'" style:font-family-generic-complex="roman"/>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asian="Times New Roman" style:font-family-asian="'Times New Roman'" style:font-family-generic-asian="roman" style:font-pitch-asian="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Balloon_20_Text_20_Char" style:display-name="Balloon Text Char" style:family="text">
      <style:text-properties fo:color="#00000a"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Barth</meta:initial-creator>
    <meta:creation-date>2016-09-19T17:06:00</meta:creation-date>
    <dc:date>2016-09-19T17:20:46.429087852</dc:date>
    <meta:print-date>2016-09-19T15:57:00</meta:print-date>
    <meta:editing-cycles>3</meta:editing-cycles>
    <meta:generator>LibreOffice/5.1.4.2$Linux_X86_64 LibreOffice_project/10m0$Build-2</meta:generator>
    <meta:editing-duration>PT51S</meta:editing-duration>
    <meta:document-statistic meta:table-count="0" meta:image-count="0" meta:object-count="0" meta:page-count="4" meta:paragraph-count="27" meta:word-count="1472" meta:character-count="9216" meta:non-whitespace-character-count="7751"/>
  </office:meta>
</office:document-meta>
</file>